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8.4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ta1" style:family="table" style:master-page-name="PageStyle_5f_MC-P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44">
      <style:table-cell-properties style:rotation-align="none"/>
    </style:style>
    <style:style style:name="ce14" style:family="table-cell" style:parent-style-name="Default" style:data-style-name="N14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5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-33% 58%"/>
    </style:style>
    <style:style style:name="T6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-33% 58%"/>
    </style:style>
    <style:style style:name="T8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9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ff0000" style:font-style-complex="italic" style:font-style-asian="italic" style:font-weight-complex="bold" style:font-weight-asian="bold" fo:font-style="italic" fo:font-weight="bold"/>
    </style:style>
    <style:style style:name="T10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000000" fo:font-weight="normal" fo:font-style="normal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-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étodo Mínimos cuad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5" office:value-type="string" calcext:value-type="string">
            <text:p>X<text:span text:style-name="T1">i</text:span><text:span text:style-name="T2">(±0,5)</text:span></text:p>
          </table:table-cell>
          <table:table-cell table:style-name="ce5" office:value-type="string" calcext:value-type="string">
            <text:p>Y<text:span text:style-name="T1">i</text:span><text:span text:style-name="T2">(±0,005)</text:span></text:p>
          </table:table-cell>
          <table:table-cell table:style-name="ce5" office:value-type="string" calcext:value-type="string">
            <text:p>X<text:span text:style-name="T3">i</text:span><text:span text:style-name="T4">*Y</text:span><text:span text:style-name="T5">i</text:span></text:p>
          </table:table-cell>
          <table:table-cell table:style-name="ce11" office:value-type="string" calcext:value-type="string">
            <text:p>X<text:span text:style-name="T1">i</text:span><text:span text:style-name="T2">^2</text:span></text:p>
          </table:table-cell>
          <table:table-cell table:style-name="ce14" office:value-type="string" calcext:value-type="string">
            <text:p>(Yi-mXi-b)^2</text:p>
          </table:table-cell>
          <table:table-cell table:style-name="ce1" office:value-type="string" calcext:value-type="string">
            <text:p>(Xi - Xc)^2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.57" calcext:value-type="float">
            <text:p>1,57</text:p>
          </table:table-cell>
          <table:table-cell table:style-name="Default" office:value-type="float" office:value="0.027" calcext:value-type="float">
            <text:p>0,027</text:p>
          </table:table-cell>
          <table:table-cell table:formula="of:=[.B5]*[.C5]" office:value-type="float" office:value="0.04239" calcext:value-type="float">
            <text:p>0,04</text:p>
          </table:table-cell>
          <table:table-cell table:formula="of:=[.B5]^2" office:value-type="float" office:value="2.4649" calcext:value-type="float">
            <text:p>2,46</text:p>
          </table:table-cell>
          <table:table-cell table:formula="of:=([.C5]-[.$I$18]*[.B5]-[.$I$19])^2" office:value-type="float" office:value="0.000000148775510203982" calcext:value-type="float">
            <text:p>0,0000</text:p>
          </table:table-cell>
          <table:table-cell table:formula="of:=([.B5]-[.$C$17])^2" office:value-type="float" office:value="15.405625" calcext:value-type="float">
            <text:p>15,405625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3.14" calcext:value-type="float">
            <text:p>3,14</text:p>
          </table:table-cell>
          <table:table-cell table:style-name="Default" office:value-type="float" office:value="0.0648" calcext:value-type="float">
            <text:p>0,0648</text:p>
          </table:table-cell>
          <table:table-cell table:formula="of:=[.B6]*[.C6]" office:value-type="float" office:value="0.203472" calcext:value-type="float">
            <text:p>0,20</text:p>
          </table:table-cell>
          <table:table-cell table:formula="of:=[.B6]^2" office:value-type="float" office:value="9.8596" calcext:value-type="float">
            <text:p>9,86</text:p>
          </table:table-cell>
          <table:table-cell table:formula="of:=([.C6]-[.$I$18]*[.B6]-[.$I$19])^2" office:value-type="float" office:value="0.0000125923591836743" calcext:value-type="float">
            <text:p>0,0000</text:p>
          </table:table-cell>
          <table:table-cell table:formula="of:=([.B6]-[.$C$17])^2" office:value-type="float" office:value="5.546025" calcext:value-type="float">
            <text:p>5,546025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4.71" calcext:value-type="float">
            <text:p>4,71</text:p>
          </table:table-cell>
          <table:table-cell table:style-name="Default" office:value-type="float" office:value="0.1134" calcext:value-type="float">
            <text:p>0,1134</text:p>
          </table:table-cell>
          <table:table-cell table:formula="of:=[.B7]*[.C7]" office:value-type="float" office:value="0.534114" calcext:value-type="float">
            <text:p>0,53</text:p>
          </table:table-cell>
          <table:table-cell table:formula="of:=[.B7]^2" office:value-type="float" office:value="22.1841" calcext:value-type="float">
            <text:p>22,18</text:p>
          </table:table-cell>
          <table:table-cell table:formula="of:=([.C7]-[.$I$18]*[.B7]-[.$I$19])^2" office:value-type="float" office:value="0.0000110034367346933" calcext:value-type="float">
            <text:p>0,0000</text:p>
          </table:table-cell>
          <table:table-cell table:formula="of:=([.B7]-[.$C$17])^2" office:value-type="float" office:value="0.616225" calcext:value-type="float">
            <text:p>0,61622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6.28" calcext:value-type="float">
            <text:p>6,28</text:p>
          </table:table-cell>
          <table:table-cell table:style-name="Default" office:value-type="float" office:value="0.162" calcext:value-type="float">
            <text:p>0,162</text:p>
          </table:table-cell>
          <table:table-cell table:formula="of:=[.B8]*[.C8]" office:value-type="float" office:value="1.01736" calcext:value-type="float">
            <text:p>1,02</text:p>
          </table:table-cell>
          <table:table-cell table:formula="of:=[.B8]^2" office:value-type="float" office:value="39.4384" calcext:value-type="float">
            <text:p>39,44</text:p>
          </table:table-cell>
          <table:table-cell table:formula="of:=([.C8]-[.$I$18]*[.B8]-[.$I$19])^2" office:value-type="float" office:value="0.000103690579591835" calcext:value-type="float">
            <text:p>0,0001</text:p>
          </table:table-cell>
          <table:table-cell table:formula="of:=([.B8]-[.$C$17])^2" office:value-type="float" office:value="0.616225" calcext:value-type="float">
            <text:p>0,61622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7.85" calcext:value-type="float">
            <text:p>7,85</text:p>
          </table:table-cell>
          <table:table-cell table:style-name="Default" office:value-type="float" office:value="0.1755" calcext:value-type="float">
            <text:p>0,1755</text:p>
          </table:table-cell>
          <table:table-cell table:formula="of:=[.B9]*[.C9]" office:value-type="float" office:value="1.377675" calcext:value-type="float">
            <text:p>1,38</text:p>
          </table:table-cell>
          <table:table-cell table:formula="of:=[.B9]^2" office:value-type="float" office:value="61.6225" calcext:value-type="float">
            <text:p>61,62</text:p>
          </table:table-cell>
          <table:table-cell table:formula="of:=([.C9]-[.$I$18]*[.B9]-[.$I$19])^2" office:value-type="float" office:value="0.000325854073469389" calcext:value-type="float">
            <text:p>0,0003</text:p>
          </table:table-cell>
          <table:table-cell table:formula="of:=([.B9]-[.$C$17])^2" office:value-type="float" office:value="5.546025" calcext:value-type="float">
            <text:p>5,54602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9.42" calcext:value-type="float">
            <text:p>9,42</text:p>
          </table:table-cell>
          <table:table-cell table:style-name="Default" office:value-type="float" office:value="0.243" calcext:value-type="float">
            <text:p>0,243</text:p>
          </table:table-cell>
          <table:table-cell table:formula="of:=[.B10]*[.C10]" office:value-type="float" office:value="2.28906" calcext:value-type="float">
            <text:p>2,29</text:p>
          </table:table-cell>
          <table:table-cell table:formula="of:=[.B10]^2" office:value-type="float" office:value="88.7364" calcext:value-type="float">
            <text:p>88,74</text:p>
          </table:table-cell>
          <table:table-cell table:formula="of:=([.C10]-[.$I$18]*[.B10]-[.$I$19])^2" office:value-type="float" office:value="0.000059510204081632" calcext:value-type="float">
            <text:p>0,0001</text:p>
          </table:table-cell>
          <table:table-cell table:formula="of:=([.B10]-[.$C$17])^2" office:value-type="float" office:value="15.405625" calcext:value-type="float">
            <text:p>15,40562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6" table:formula="of:=SUM([.B5:.B14])" office:value-type="float" office:value="32.97" calcext:value-type="float">
            <text:p>32,97</text:p>
          </table:table-cell>
          <table:table-cell table:style-name="ce6" table:formula="of:=SUM([.C5:.C14])" office:value-type="float" office:value="0.7857" calcext:value-type="float">
            <text:p>0,79</text:p>
          </table:table-cell>
          <table:table-cell table:style-name="ce6" table:formula="of:=SUM([.D5:.D14])" office:value-type="float" office:value="5.464071" calcext:value-type="float">
            <text:p>5,46</text:p>
          </table:table-cell>
          <table:table-cell table:style-name="ce12" table:formula="of:=SUM([.E5:.E14])" office:value-type="float" office:value="224.3059" calcext:value-type="float">
            <text:p>224,31</text:p>
          </table:table-cell>
          <table:table-cell table:style-name="ce15" table:formula="of:=SUM([.F5:.F14])" office:value-type="float" office:value="0.000512799428571428" calcext:value-type="float">
            <text:p>0,0005</text:p>
          </table:table-cell>
          <table:table-cell table:style-name="ce2" table:formula="of:=SUM([.G5:.G14])" office:value-type="float" office:value="43.13575" calcext:value-type="float">
            <text:p>43,13575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DIAS.</text:p>
          </table:table-cell>
          <table:table-cell table:style-name="ce7" office:value-type="string" calcext:value-type="string">
            <text:p>Xc</text:p>
          </table:table-cell>
          <table:table-cell table:formula="of:=AVERAGE([.B5:.B10])" office:value-type="float" office:value="5.495" calcext:value-type="float">
            <text:p>5,50</text:p>
          </table:table-cell>
          <table:table-cell table:style-name="ce7"/>
          <table:table-cell table:number-columns-repeated="2"/>
          <table:table-cell table:style-name="ce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Yc</text:p>
          </table:table-cell>
          <table:table-cell table:formula="of:=AVERAGE([.C5:.C10])" office:value-type="float" office:value="0.13095" calcext:value-type="float">
            <text:p>0,13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style-name="ce3" office:value-type="string" calcext:value-type="string">
            <text:p>m=</text:p>
          </table:table-cell>
          <table:table-cell table:style-name="ce9" office:value-type="string" calcext:value-type="string">
            <text:p><text:span text:style-name="T6">(∑X</text:span><text:span text:style-name="T7">i</text:span><text:span text:style-name="T8">*Y</text:span><text:span text:style-name="T7">i</text:span><text:span text:style-name="T8"> -</text:span><text:span text:style-name="T9">N*</text:span><text:span text:style-name="T10"> XcYc) / (∑Xi^2 - N*Xc^2)</text:span></text:p>
          </table:table-cell>
          <table:table-cell table:formula="of:=([.D15]-[.C19]*[.C17]*[.C18])/([.E15]-[.C19]*[.C17]^2)" office:value-type="float" office:value="0.026582347588717" calcext:value-type="float">
            <text:p>0,026582347588717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</text:p>
          </table:table-cell>
          <table:table-cell office:value-type="float" office:value="6" calcext:value-type="float">
            <text:p>6,00</text:p>
          </table:table-cell>
          <table:table-cell table:number-columns-repeated="2"/>
          <table:table-cell office:value-type="string" calcext:value-type="string">
            <text:p>Term.indep.</text:p>
          </table:table-cell>
          <table:table-cell table:style-name="ce3" office:value-type="string" calcext:value-type="string">
            <text:p>b=</text:p>
          </table:table-cell>
          <table:table-cell office:value-type="string" calcext:value-type="string">
            <text:p>( Yc<text:span text:style-name="T11">∑Xi^2 - Xc∑XiYi ) / (∑Xi^2 - N Xc^2 )</text:span></text:p>
          </table:table-cell>
          <table:table-cell table:formula="of:=([.C18]*[.E15]-[.C17]*[.D15])/([.E15]-[.C19]*[.C17]^2)" office:value-type="float" office:value="-0.0151199999999999" calcext:value-type="float">
            <text:p>-0,01512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Y=mX + b</text:p>
          </table:table-cell>
          <table:table-cell/>
          <table:table-cell table:style-name="ce2" office:value-type="string" calcext:value-type="string">
            <text:p>Y = 4,576 X + 5,404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3" office:value-type="string" calcext:value-type="string">
            <text:p>Error m =</text:p>
          </table:table-cell>
          <table:table-cell table:style-name="ce17" office:value-type="string" calcext:value-type="string">
            <text:p>SQRT[∑(Yi-mXi-b)^2/(N-2)∑(Xi - Xc)^2]</text:p>
          </table:table-cell>
          <table:table-cell table:formula="of:=SQRT([.F15]/(([.C19]-2)*[.G15]))" office:value-type="float" office:value="0.00172395169938824" calcext:value-type="float">
            <text:p>0,001723951699388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Error b =</text:p>
          </table:table-cell>
          <table:table-cell table:style-name="ce17" office:value-type="string" calcext:value-type="string">
            <text:p>SQRT[∑(Yi-mXi-b)^2/N*(N-2)]</text:p>
          </table:table-cell>
          <table:table-cell table:formula="of:=SQRT(([.F15]*[.E15])/(([.C19]-2)*[.C19]*[.G15]))" office:value-type="float" office:value="0.0105407088403552" calcext:value-type="float">
            <text:p>0,010540708840355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sv.Típica =</text:p>
          </table:table-cell>
          <table:table-cell table:style-name="ce17" office:value-type="string" calcext:value-type="string">
            <text:p>SQRT(∑(Xi - Xc)^2/N)</text:p>
          </table:table-cell>
          <table:table-cell table:formula="of:=SQRT([.G15]/[.C19])" office:value-type="float" office:value="2.68128545042609" calcext:value-type="float">
            <text:p>2,68128545042609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C-PO'.F42" table:end-x="3.1cm" table:end-y="0.277cm" draw:z-index="0" draw:name="Gráfico 1" draw:style-name="gr1" draw:text-style-name="P1" svg:width="16.906cm" svg:height="7.322cm" svg:x="0.212cm" svg:y="0.261cm">
              <draw:object draw:notify-on-update-of-ranges="'MC-PO'.B5:'MC-PO'.B11 'MC-PO'.C4:'MC-PO'.C4 'MC-PO'.C5:'MC-PO'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20:08:58.8823972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C-PO" style:display-name="PageStyle_MC-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Belda</meta:initial-creator>
    <meta:creation-date>2019-02-28T14:15:06</meta:creation-date>
    <dc:date>2022-06-12T20:12:34.825657367</dc:date>
    <meta:generator>LibreOffice/6.4.7.2$Linux_X86_64 LibreOffice_project/40$Build-2</meta:generator>
    <meta:editing-duration>PT4H13M45S</meta:editing-duration>
    <meta:editing-cycles>3</meta:editing-cycles>
    <meta:document-statistic meta:table-count="1" meta:cell-count="8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906cm" svg:height="7.324cm" xlink:href=".." xlink:type="simple" chart:class="chart:scatter" chart:style-name="ch1">
        <chart:title svg:x="7.094cm" svg:y="0.281cm" chart:style-name="ch2">
          <text:p>Yi(±0,005)</text:p>
        </chart:title>
        <chart:plot-area chart:style-name="ch3" table:cell-range-address="'MC-PO'.B5:'MC-PO'.C11 'MC-PO'.C4:'MC-PO'.C4" chart:data-source-has-labels="row" svg:x="0.338cm" svg:y="1.286cm" svg:width="16.23cm" svg:height="5.892cm">
          <chartooo:coordinate-region svg:x="1.188cm" svg:y="1.475cm" svg:width="14.897cm" svg:height="5.22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-PO'.C5:'MC-PO'.C11" chart:label-cell-address="'MC-PO'.C4:'MC-PO'.C4" chart:class="chart:scatter">
            <chart:domain table:cell-range-address="'MC-PO'.B5:'MC-PO'.B11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i(±0,005)</text:p>
                <draw:g>
                  <svg:desc>'MC-PO'.C4:'MC-P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">
                <text:p>1.57</text:p>
                <draw:g>
                  <svg:desc>'MC-PO'.B5:'MC-PO'.B11</svg:desc>
                </draw:g>
              </table:table-cell>
              <table:table-cell office:value-type="float" office:value="0.027">
                <text:p>0.027</text:p>
                <draw:g>
                  <svg:desc>'MC-PO'.C5:'MC-PO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">
                <text:p>3.14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1">
                <text:p>4.71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8">
                <text:p>6.2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5">
                <text:p>7.85</text:p>
              </table:table-cell>
              <table:table-cell office:value-type="float" office:value="0.1755">
                <text:p>0.1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42">
                <text:p>9.4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